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ableColumn3" style:family="table-column">
      <style:table-column-properties style:column-width="1.184in" style:use-optimal-column-width="false"/>
    </style:style>
    <style:style style:name="TableColumn4" style:family="table-column">
      <style:table-column-properties style:column-width="3.5416in" style:use-optimal-column-width="false"/>
    </style:style>
    <style:style style:name="TableColumn5" style:family="table-column">
      <style:table-column-properties style:column-width="5.3881in" style:use-optimal-column-width="false"/>
    </style:style>
    <style:style style:name="Table2" style:family="table">
      <style:table-properties style:width="10.113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margin-top="0.0784in" fo:margin-bottom="0.0784in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margin-top="0.0784in" fo:margin-bottom="0.0784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margin-top="0.0784in" fo:margin-bottom="0.0784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margin-top="0.0784in" fo:margin-bottom="0.0784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margin-top="0.0784in" fo:margin-bottom="0.0784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0784in" fo:margin-bottom="0.078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margin-top="0.0784in" fo:margin-bottom="0.0784in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margin-top="0.0784in" fo:margin-bottom="0.0784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0784in" fo:margin-bottom="0.0784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margin-top="0.0784in" fo:margin-bottom="0.0784in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margin-top="0.0784in" fo:margin-bottom="0.0784in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0784in" fo:margin-bottom="0.0784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margin-top="0.0784in" fo:margin-bottom="0.0784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margin-top="0.0784in" fo:margin-bottom="0.0784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0784in" fo:margin-bottom="0.0784in"/>
    </style:style>
    <style:style style:name="TableColumn49" style:family="table-column">
      <style:table-column-properties style:column-width="1.184in" style:use-optimal-column-width="false"/>
    </style:style>
    <style:style style:name="TableColumn50" style:family="table-column">
      <style:table-column-properties style:column-width="3.5416in" style:use-optimal-column-width="false"/>
    </style:style>
    <style:style style:name="TableColumn51" style:family="table-column">
      <style:table-column-properties style:column-width="5.3881in" style:use-optimal-column-width="false"/>
    </style:style>
    <style:style style:name="Table48" style:family="table">
      <style:table-properties style:width="10.1138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7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margin-top="0.0784in" fo:margin-bottom="0.0784in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margin-top="0.0784in" fo:margin-bottom="0.0784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0784in" fo:margin-bottom="0.0784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margin-top="0.0784in" fo:margin-bottom="0.0784in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margin-top="0.0784in" fo:margin-bottom="0.0784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margin-top="0.0784in" fo:margin-bottom="0.078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margin-top="0.0784in" fo:margin-bottom="0.0784in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margin-top="0.0784in" fo:margin-bottom="0.0784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margin-top="0.0784in" fo:margin-bottom="0.0784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margin-top="0.0784in" fo:margin-bottom="0.0784in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margin-top="0.0784in" fo:margin-bottom="0.0784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margin-top="0.0784in" fo:margin-bottom="0.0784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margin-top="0.0784in" fo:margin-bottom="0.0784in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margin-top="0.0784in" fo:margin-bottom="0.0784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margin-top="0.0784in" fo:margin-bottom="0.0784in"/>
    </style:style>
    <style:style style:name="TableColumn95" style:family="table-column">
      <style:table-column-properties style:column-width="1.184in" style:use-optimal-column-width="false"/>
    </style:style>
    <style:style style:name="TableColumn96" style:family="table-column">
      <style:table-column-properties style:column-width="3.5416in" style:use-optimal-column-width="false"/>
    </style:style>
    <style:style style:name="TableColumn97" style:family="table-column">
      <style:table-column-properties style:column-width="5.3881in" style:use-optimal-column-width="false"/>
    </style:style>
    <style:style style:name="Table94" style:family="table">
      <style:table-properties style:width="10.1138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margin-top="0.0784in" fo:margin-bottom="0.0784in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margin-top="0.0784in" fo:margin-bottom="0.0784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margin-top="0.0784in" fo:margin-bottom="0.0784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margin-top="0.0784in" fo:margin-bottom="0.0784in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margin-top="0.0784in" fo:margin-bottom="0.0784in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margin-top="0.0784in" fo:margin-bottom="0.078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margin-top="0.0784in" fo:margin-bottom="0.0784in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margin-top="0.0784in" fo:margin-bottom="0.0784in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margin-top="0.0784in" fo:margin-bottom="0.0784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784in" fo:margin-bottom="0.0784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784in" fo:margin-bottom="0.0784in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margin-top="0.0784in" fo:margin-bottom="0.0784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784in" fo:margin-bottom="0.0784in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784in" fo:margin-bottom="0.0784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margin-top="0.0784in" fo:margin-bottom="0.0784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margin-top="0.0784in" fo:margin-bottom="0.0784in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margin-top="0.0784in" fo:margin-bottom="0.0784in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margin-top="0.0784in" fo:margin-bottom="0.0784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margin-top="0.0784in" fo:margin-bottom="0.0784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margin-top="0.0784in" fo:margin-bottom="0.0784in"/>
    </style:style>
    <style:style style:name="TableCell1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margin-top="0.0784in" fo:margin-bottom="0.0784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margin-top="0.0784in" fo:margin-bottom="0.0784in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margin-top="0.0784in" fo:margin-bottom="0.0784in"/>
    </style:style>
    <style:style style:name="TableCell1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margin-top="0.0784in" fo:margin-bottom="0.0784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margin-top="0.0784in" fo:margin-bottom="0.0784in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margin-top="0.0784in" fo:margin-bottom="0.0784in"/>
    </style:style>
    <style:style style:name="TableCell16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margin-top="0.0784in" fo:margin-bottom="0.0784in"/>
    </style:style>
    <style:style style:name="P168" style:parent-style-name="Normal" style:family="paragraph">
      <style:paragraph-properties fo:keep-with-next="always" style:vertical-align="auto" fo:margin-top="0.1666in" fo:margin-bottom="0.0833in"/>
      <style:text-properties style:font-name="Liberation Sans" style:font-name-complex="Times New Roman" fo:font-weight="bold" style:font-weight-asian="bold" style:font-weight-complex="bold" fo:font-size="18pt" style:font-size-asian="18pt" style:font-size-complex="18pt"/>
    </style:style>
    <style:style style:name="P169" style:parent-style-name="Normal" style:family="paragraph">
      <style:paragraph-properties style:vertical-align="auto" fo:margin-bottom="0.0972in" fo:line-height="115%"/>
    </style:style>
    <style:style style:name="TableColumn171" style:family="table-column">
      <style:table-column-properties style:column-width="1.184in" style:use-optimal-column-width="false"/>
    </style:style>
    <style:style style:name="TableColumn172" style:family="table-column">
      <style:table-column-properties style:column-width="3.5416in" style:use-optimal-column-width="false"/>
    </style:style>
    <style:style style:name="TableColumn173" style:family="table-column">
      <style:table-column-properties style:column-width="5.3888in" style:use-optimal-column-width="false"/>
    </style:style>
    <style:style style:name="Table170" style:family="table">
      <style:table-properties style:width="10.114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76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Cell177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78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Cell179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180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7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94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1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08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15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P216" style:parent-style-name="Normal" style:family="paragraph">
      <style:paragraph-properties fo:keep-with-next="always" style:vertical-align="auto" fo:margin-top="0.1666in" fo:margin-bottom="0.0833in"/>
      <style:text-properties style:font-name="Liberation Sans" style:font-name-complex="Times New Roman" fo:font-weight="bold" style:font-weight-asian="bold" style:font-weight-complex="bold" fo:font-size="18pt" style:font-size-asian="18pt" style:font-size-complex="18pt"/>
    </style:style>
    <style:style style:name="P217" style:parent-style-name="Normal" style:family="paragraph">
      <style:paragraph-properties style:vertical-align="auto" fo:margin-bottom="0.0972in" fo:line-height="115%"/>
    </style:style>
    <style:style style:name="TableColumn219" style:family="table-column">
      <style:table-column-properties style:column-width="1.184in" style:use-optimal-column-width="false"/>
    </style:style>
    <style:style style:name="TableColumn220" style:family="table-column">
      <style:table-column-properties style:column-width="3.5416in" style:use-optimal-column-width="false"/>
    </style:style>
    <style:style style:name="TableColumn221" style:family="table-column">
      <style:table-column-properties style:column-width="5.3888in" style:use-optimal-column-width="false"/>
    </style:style>
    <style:style style:name="Table218" style:family="table">
      <style:table-properties style:width="10.1145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24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Cell225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26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Cell227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28" style:parent-style-name="Normal" style:family="paragraph">
      <style:paragraph-properties fo:widows="0" fo:orphans="0" text:number-lines="false" fo:text-align="center" style:vertical-align="auto"/>
      <style:text-properties fo:font-weight="bold" style:font-weight-asian="bold" style:font-weight-complex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35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2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9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6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63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0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ell2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7" style:parent-style-name="Normal" style:family="paragraph">
      <style:paragraph-properties fo:widows="0" fo:orphans="0" text:number-lines="false" style:vertical-align="auto" fo:margin-top="0.0784in" fo:margin-bottom="0.0784in"/>
    </style:style>
    <style:style style:name="TableColumn279" style:family="table-column">
      <style:table-column-properties style:column-width="1.184in" style:use-optimal-column-width="false"/>
    </style:style>
    <style:style style:name="TableColumn280" style:family="table-column">
      <style:table-column-properties style:column-width="3.5416in" style:use-optimal-column-width="false"/>
    </style:style>
    <style:style style:name="TableColumn281" style:family="table-column">
      <style:table-column-properties style:column-width="5.3881in" style:use-optimal-column-width="false"/>
    </style:style>
    <style:style style:name="Table278" style:family="table">
      <style:table-properties style:width="10.1138in" fo:margin-left="0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5" style:family="table-cell">
      <style:table-cell-properties fo:border-top="0.0069in solid #000000" fo:border-left="0.0069in solid #000000" fo:border-bottom="0.0069in solid #000000" fo:border-right="none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7" style:family="table-cell">
      <style:table-cell-properties fo:border="0.0069in solid #000000" fo:background-color="#EEEEEE" style:writing-mode="lr-tb" fo:padding-top="0.0381in" fo:padding-left="0.0381in" fo:padding-bottom="0.0381in" fo:padding-right="0.0381in">
        <style:background-fill draw:fill="solid" draw:fill-color="#EEEEEE"/>
      </style:table-cell-properties>
    </style:style>
    <style:style style:name="P2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margin-top="0.0784in" fo:margin-bottom="0.0784in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margin-top="0.0784in" fo:margin-bottom="0.0784in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margin-top="0.0784in" fo:margin-bottom="0.0784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margin-top="0.0784in" fo:margin-bottom="0.0784i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margin-top="0.0784in" fo:margin-bottom="0.0784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margin-top="0.0784in" fo:margin-bottom="0.0784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margin-top="0.0784in" fo:margin-bottom="0.0784i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margin-top="0.0784in" fo:margin-bottom="0.0784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margin-top="0.0784in" fo:margin-bottom="0.0784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margin-top="0.0784in" fo:margin-bottom="0.0784in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margin-top="0.0784in" fo:margin-bottom="0.0784in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margin-top="0.0784in" fo:margin-bottom="0.0784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margin-top="0.0784in" fo:margin-bottom="0.0784in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margin-top="0.0784in" fo:margin-bottom="0.0784in"/>
    </style:style>
    <style:style style:name="TableCell3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margin-top="0.0784in" fo:margin-bottom="0.0784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margin-top="0.0784in" fo:margin-bottom="0.0784in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margin-top="0.0784in" fo:margin-bottom="0.0784in"/>
    </style:style>
    <style:style style:name="TableCell3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margin-top="0.0784in" fo:margin-bottom="0.0784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margin-top="0.0784in" fo:margin-bottom="0.0784in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margin-top="0.0784in" fo:margin-bottom="0.0784in"/>
    </style:style>
    <style:style style:name="TableCell33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margin-top="0.0784in" fo:margin-bottom="0.0784in"/>
    </style:style>
    <style:style style:name="P33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Entidad: Alumno</text:h>
      <text:p text:style-name="Textbody">Descripción de esta entidad aquí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étodo HTTP</text:p>
          </table:table-cell>
          <table:table-cell table:style-name="TableCell9">
            <text:p text:style-name="P10">Path</text:p>
          </table:table-cell>
          <table:table-cell table:style-name="TableCell11">
            <text:p text:style-name="P12">Descripción</text:p>
          </table:table-cell>
        </table:table-row>
        <table:table-row table:style-name="TableRow13">
          <table:table-cell table:style-name="TableCell14">
            <text:p text:style-name="P15">GET</text:p>
          </table:table-cell>
          <table:table-cell table:style-name="TableCell16">
            <text:p text:style-name="P17">/v1/alumno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POST</text:p>
          </table:table-cell>
          <table:table-cell table:style-name="TableCell23">
            <text:p text:style-name="P24">/v1/alumno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GET</text:p>
          </table:table-cell>
          <table:table-cell table:style-name="TableCell30">
            <text:p text:style-name="P31">/v1/alumnos/{id}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PUT</text:p>
          </table:table-cell>
          <table:table-cell table:style-name="TableCell37">
            <text:p text:style-name="P38">/v1/alumnos/{id}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DELETE</text:p>
          </table:table-cell>
          <table:table-cell table:style-name="TableCell44">
            <text:p text:style-name="P45">/v1/alumnos/{id}</text:p>
          </table:table-cell>
          <table:table-cell table:style-name="TableCell46">
            <text:p text:style-name="P47"/>
          </table:table-cell>
        </table:table-row>
      </table:table>
      <text:h text:style-name="Título1" text:outline-level="1">Entidad: Usuario</text:h>
      <text:p text:style-name="Textbody">Descripción de esta entidad aquí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Método HTTP</text:p>
          </table:table-cell>
          <table:table-cell table:style-name="TableCell55">
            <text:p text:style-name="P56">Path</text:p>
          </table:table-cell>
          <table:table-cell table:style-name="TableCell57">
            <text:p text:style-name="P58">Descripción</text:p>
          </table:table-cell>
        </table:table-row>
        <table:table-row table:style-name="TableRow59">
          <table:table-cell table:style-name="TableCell60">
            <text:p text:style-name="P61">GET</text:p>
          </table:table-cell>
          <table:table-cell table:style-name="TableCell62">
            <text:p text:style-name="P63">/v1/usuarios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POST</text:p>
          </table:table-cell>
          <table:table-cell table:style-name="TableCell69">
            <text:p text:style-name="P70">/v1/usuarios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GET</text:p>
          </table:table-cell>
          <table:table-cell table:style-name="TableCell76">
            <text:p text:style-name="P77">/v1/usuarios/{id}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DELETE</text:p>
          </table:table-cell>
          <table:table-cell table:style-name="TableCell83">
            <text:p text:style-name="P84">/v1/usuarios/{id}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PUT</text:p>
          </table:table-cell>
          <table:table-cell table:style-name="TableCell90">
            <text:p text:style-name="P91">/v1/usuarios/{id}</text:p>
          </table:table-cell>
          <table:table-cell table:style-name="TableCell92">
            <text:p text:style-name="P93"/>
          </table:table-cell>
        </table:table-row>
      </table:table>
      <text:soft-page-break/>
      <text:h text:style-name="Título1" text:outline-level="1">Entidad: Curso</text:h>
      <text:p text:style-name="Textbody">Descripción de esta entidad aquí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Método HTTP</text:p>
          </table:table-cell>
          <table:table-cell table:style-name="TableCell101">
            <text:p text:style-name="P102">Path</text:p>
          </table:table-cell>
          <table:table-cell table:style-name="TableCell103">
            <text:p text:style-name="P104">Descripción</text:p>
          </table:table-cell>
        </table:table-row>
        <table:table-row table:style-name="TableRow105">
          <table:table-cell table:style-name="TableCell106">
            <text:p text:style-name="P107">GET</text:p>
          </table:table-cell>
          <table:table-cell table:style-name="TableCell108">
            <text:p text:style-name="P109">/v1/cursos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POST</text:p>
          </table:table-cell>
          <table:table-cell table:style-name="TableCell115">
            <text:p text:style-name="P116">/v1/cursos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GET</text:p>
          </table:table-cell>
          <table:table-cell table:style-name="TableCell122">
            <text:p text:style-name="P123">/v1/cursos/{id}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DELETE</text:p>
          </table:table-cell>
          <table:table-cell table:style-name="TableCell129">
            <text:p text:style-name="P130">/v1/cursos/{id}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PUT</text:p>
          </table:table-cell>
          <table:table-cell table:style-name="TableCell136">
            <text:p text:style-name="P137">/v1/cursos/{id}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POST</text:p>
          </table:table-cell>
          <table:table-cell table:style-name="TableCell143">
            <text:p text:style-name="P144">/v1/cursos/{id}/matriculas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DELETE</text:p>
          </table:table-cell>
          <table:table-cell table:style-name="TableCell150">
            <text:p text:style-name="P151">/v1/cursos/{id}/matricula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POST</text:p>
          </table:table-cell>
          <table:table-cell table:style-name="TableCell157">
            <text:p text:style-name="P158">/v1/cursos/{id}/directivos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DELETE</text:p>
          </table:table-cell>
          <table:table-cell table:style-name="TableCell164">
            <text:p text:style-name="P165">/v1/cursos/{id}/directivos</text:p>
          </table:table-cell>
          <table:table-cell table:style-name="TableCell166">
            <text:p text:style-name="P16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68" text:outline-level="1">Entidad: Actitud</text:h>
      <text:p text:style-name="P169">Descripción de esta entidad aquí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Método HTTP</text:p>
          </table:table-cell>
          <table:table-cell table:style-name="TableCell177">
            <text:p text:style-name="P178">Path</text:p>
          </table:table-cell>
          <table:table-cell table:style-name="TableCell179">
            <text:p text:style-name="P180">Descripción</text:p>
          </table:table-cell>
        </table:table-row>
        <table:table-row table:style-name="TableRow181">
          <table:table-cell table:style-name="TableCell182">
            <text:p text:style-name="P183">GET</text:p>
          </table:table-cell>
          <table:table-cell table:style-name="TableCell184">
            <text:p text:style-name="P185">/v1/actitudes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POST</text:p>
          </table:table-cell>
          <table:table-cell table:style-name="TableCell191">
            <text:p text:style-name="P192">/v1/actitudes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GET</text:p>
          </table:table-cell>
          <table:table-cell table:style-name="TableCell198">
            <text:p text:style-name="P199">/v1/actitudes/{id}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POST</text:p>
          </table:table-cell>
          <table:table-cell table:style-name="TableCell205">
            <text:p text:style-name="P206">/v1/alumnos/{id_alumno}/amonestaciones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POST</text:p>
          </table:table-cell>
          <table:table-cell table:style-name="TableCell212">
            <text:p text:style-name="P213">/v1/alumnos/{id_alumno}/reconocimientos</text:p>
          </table:table-cell>
          <table:table-cell table:style-name="TableCell214">
            <text:p text:style-name="P215"/>
          </table:table-cell>
        </table:table-row>
      </table:table>
      <text:p text:style-name="Standard"/>
      <text:h text:style-name="P216" text:outline-level="1">Entidad: Aula_Convivencia</text:h>
      <text:p text:style-name="P217">Descripción de esta entidad aquí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Método HTTP</text:p>
          </table:table-cell>
          <table:table-cell table:style-name="TableCell225">
            <text:p text:style-name="P226">Path</text:p>
          </table:table-cell>
          <table:table-cell table:style-name="TableCell227">
            <text:p text:style-name="P228">Descripción</text:p>
          </table:table-cell>
        </table:table-row>
        <table:table-row table:style-name="TableRow229">
          <table:table-cell table:style-name="TableCell230">
            <text:p text:style-name="P231">GET</text:p>
          </table:table-cell>
          <table:table-cell table:style-name="TableCell232">
            <text:p text:style-name="P233">/v1/aula/asignaciones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POST</text:p>
          </table:table-cell>
          <table:table-cell table:style-name="TableCell239">
            <text:p text:style-name="P240">/v1/aula/asignaciones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DELETE</text:p>
          </table:table-cell>
          <table:table-cell table:style-name="TableCell246">
            <text:p text:style-name="P247">/v1/aula/asignaciones/{id}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OST</text:p>
          </table:table-cell>
          <table:table-cell table:style-name="TableCell253">
            <text:p text:style-name="P254">/v1/aula/{id}/horarios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DELETE</text:p>
          </table:table-cell>
          <table:table-cell table:style-name="TableCell260">
            <text:p text:style-name="P261">/v1/aula/{id}/horarios/{id_horario}</text:p>
          </table:table-cell>
          <table:table-cell table:style-name="TableCell262">
            <text:p text:style-name="P263"/>
          </table:table-cell>
        </table:table-row>
        <text:soft-page-break/>
        <table:table-row table:style-name="TableRow264">
          <table:table-cell table:style-name="TableCell265">
            <text:p text:style-name="P266">GET</text:p>
          </table:table-cell>
          <table:table-cell table:style-name="TableCell267">
            <text:p text:style-name="P268">/v1/tareas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POST</text:p>
          </table:table-cell>
          <table:table-cell table:style-name="TableCell274">
            <text:p text:style-name="P275">/v1/tareas</text:p>
          </table:table-cell>
          <table:table-cell table:style-name="TableCell276">
            <text:p text:style-name="P277"/>
          </table:table-cell>
        </table:table-row>
      </table:table>
      <text:p text:style-name="Standard"/>
      <text:p text:style-name="Standard"/>
      <text:h text:style-name="Título1" text:outline-level="1">Entidad: Expedientes</text:h>
      <text:p text:style-name="Textbody">Descripción de esta entidad aquí</text:p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Método HTTP</text:p>
          </table:table-cell>
          <table:table-cell table:style-name="TableCell285">
            <text:p text:style-name="P286">Path</text:p>
          </table:table-cell>
          <table:table-cell table:style-name="TableCell287">
            <text:p text:style-name="P288">Descripción</text:p>
          </table:table-cell>
        </table:table-row>
        <table:table-row table:style-name="TableRow289">
          <table:table-cell table:style-name="TableCell290">
            <text:p text:style-name="P291">GET</text:p>
          </table:table-cell>
          <table:table-cell table:style-name="TableCell292">
            <text:p text:style-name="P293">/v1/expedientes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POST</text:p>
          </table:table-cell>
          <table:table-cell table:style-name="TableCell299">
            <text:p text:style-name="P300">/v1/expedientes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GET</text:p>
          </table:table-cell>
          <table:table-cell table:style-name="TableCell306">
            <text:p text:style-name="P307">/v1/expedientes/{id}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PUT</text:p>
          </table:table-cell>
          <table:table-cell table:style-name="TableCell313">
            <text:p text:style-name="P314">/v1/expedientes/{id}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DELETE</text:p>
          </table:table-cell>
          <table:table-cell table:style-name="TableCell320">
            <text:p text:style-name="P321">/v1/expedientes/{id}</text:p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POST</text:p>
          </table:table-cell>
          <table:table-cell table:style-name="TableCell327">
            <text:p text:style-name="P328">/v1/expedientes/{id}/alumno/{id}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DELETE</text:p>
          </table:table-cell>
          <table:table-cell table:style-name="TableCell334">
            <text:p text:style-name="P335">/v1/expedientes/{id}/alumno/{id}</text:p>
          </table:table-cell>
          <table:table-cell table:style-name="TableCell336">
            <text:p text:style-name="P337"/>
          </table:table-cell>
        </table:table-row>
      </table:table>
      <text:p text:style-name="Standard"/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Free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ar" style:display-name="Título 1 Car" style:family="text" style:parent-style-name="Fuentedepárrafopredeter.">
      <style:text-properties style:font-name="Liberation Sans" fo:font-weight="bold" style:font-weight-asian="bold" style:font-weight-complex="bold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itana García</meta:initial-creator>
    <dc:creator>Aitana García</dc:creator>
    <meta:creation-date>2025-10-30T10:29:00Z</meta:creation-date>
    <dc:date>2025-10-30T10:29:00Z</dc:date>
    <meta:template xlink:href="Normal.dotm" xlink:type="simple"/>
    <meta:editing-cycles>2</meta:editing-cycles>
    <meta:editing-duration>PT120S</meta:editing-duration>
    <meta:document-statistic meta:page-count="4" meta:paragraph-count="3" meta:word-count="237" meta:character-count="1541" meta:row-count="10" meta:non-whitespace-character-count="1307"/>
  </office:meta>
</office:document-meta>
</file>